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kipediaTokenizer.setupToken( final Token reusable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ikipediaTokenizer.collapseTokens( final Token reusableToken , int token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WikipediaTokeniz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ikipediaTokenizer.setInput( 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kipediaTokenizer.collapseAndSaveTokens( final Token reusableToken , int tokenType , String 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WikipediaTokenizer.setupSavedToken( Token saved , int positionInc ,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ikipediaTokenizer.reset( 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ikipediaTokenizer.next( final Token reusableToken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WikipediaTokenizer.WikipediaTokenizer( Reader input , int tokenOutput , Set untokenized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ikipediaTokenizer.WikipediaTokenizer( Reader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